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draw:shadow="visible" draw:shadow-offset-x="0.051cm" draw:shadow-offset-y="0.05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marker-start="" draw:marker-end="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1cm" draw:marker-start="" draw:marker-start-width="0.376cm" draw:marker-end="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25cm" draw:marker-start="" draw:marker-start-width="0.337cm" draw:marker-end="" draw:marker-end-width="0.337cm" draw:fill="none" draw:textarea-vertical-align="middle" fo:padding-top="0.137cm" fo:padding-bottom="0.137cm" fo:padding-left="0.262cm" fo:padding-right="0.262cm"/>
    </style:style>
    <style:style style:name="gr7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objectwithoutfill">
      <style:graphic-properties svg:stroke-width="0.051cm" draw:marker-start="" draw:marker-start-width="4.186cm" draw:marker-end="" draw:marker-end-width="4.186cm" draw:fill="none" draw:textarea-vertical-align="middle" fo:padding-top="0.15cm" fo:padding-bottom="0.15cm" fo:padding-left="0.275cm" fo:padding-right="0.275cm"/>
    </style:style>
    <style:style style:name="gr12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7" style:family="graphic" style:parent-style-name="standard">
      <style:graphic-properties draw:stroke="solid" svg:stroke-color="#000000" draw:fill="solid" draw:fill-color="#ffff00" draw:textarea-horizontal-align="left" draw:auto-grow-height="true" draw:auto-grow-width="false" fo:min-height="0cm" fo:min-width="5.344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stroke="dash" draw:stroke-dash="Fine_20_Dashed_20__28_var_29_" svg:stroke-width="0.025cm" svg:stroke-color="#000000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0" style:family="graphic" style:parent-style-name="standard">
      <style:graphic-properties draw:stroke="solid" svg:stroke-color="#000000" draw:fill="solid" draw:fill-color="#ffff00" draw:textarea-horizontal-align="left" draw:auto-grow-height="true" draw:auto-grow-width="false" fo:min-height="6.399cm" fo:min-width="5.344cm"/>
    </style:style>
    <style:style style:name="gr21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solid" svg:stroke-color="#000000" draw:fill="solid" draw:fill-color="#ffff00" draw:textarea-horizontal-align="left" draw:auto-grow-height="true" draw:auto-grow-width="false" fo:min-height="4.576cm" fo:min-width="5.34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family="'Arial Black'" style:font-pitch="variable" fo:font-size="12pt" fo:font-weight="bold" style:font-family-asian="'Andale Mono'" style:font-style-name-asian="Regular" style:font-size-asian="12pt" style:font-weight-asian="bold" style:font-family-complex="'Andale Mono'" style:font-style-name-complex="Regular" style:font-size-complex="12pt" style:font-weight-complex="bold"/>
    </style:style>
    <style:style style:name="T6" style:family="text">
      <style:text-properties fo:font-family="Arial" style:font-style-name="Regular" style:font-family-generic="swiss" fo:font-size="12pt" fo:font-weight="bold" style:font-family-asian="Arial" style:font-style-name-asian="Regular" style:font-family-generic-asian="swiss" style:font-size-asian="12pt" style:font-weight-asian="bold" style:font-family-complex="Arial" style:font-style-name-complex="Regular" style:font-family-generic-complex="swiss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859cm" svg:height="6.731cm" svg:x="3.158cm" svg:y="14.615cm">
          <text:p/>
          <draw:enhanced-geometry svg:viewBox="0 0 21600 21600" draw:path-stretchpoint-x="10800" draw:path-stretchpoint-y="10800" draw:text-areas="?f3 ?f4 ?f5 ?f6" draw:type="round-rectangle" draw:modifiers="1309.09090909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032cm" svg:height="0.889cm" svg:x="3.667cm" svg:y="16.161cm">
          <text:p text:style-name="P1"><text:span text:style-name="T1">qchatli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32cm" svg:height="0.889cm" svg:x="3.667cm" svg:y="15.272cm">
          <text:p text:style-name="P1"><text:span text:style-name="T1">dian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4.699cm" svg:height="0.889cm" svg:x="3.621cm" svg:y="18.298cm">
          <text:p text:style-name="P1"><text:span text:style-name="T1">quasselclient-daemon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.683cm" svg:y1="17.05cm" svg:x2="5.97cm" svg:y2="18.298cm" draw:end-shape="id1" draw:end-glue-point="0" svg:d="m4683 17050 1287 1248">
          <text:p/>
        </draw:connector>
        <draw:custom-shape draw:style-name="gr4" draw:text-style-name="P2" xml:id="id2" draw:id="id2" draw:layer="layout" svg:width="4.064cm" svg:height="0.889cm" svg:x="3.938cm" svg:y="20.073cm">
          <text:p text:style-name="P1"><text:span text:style-name="T1">quasselclient-gui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.97cm" svg:y1="19.187cm" svg:x2="5.97cm" svg:y2="20.073cm" draw:start-shape="id1" draw:end-shape="id2" draw:end-glue-point="0" svg:d="m5970 19187v886">
          <text:p/>
        </draw:connector>
        <draw:custom-shape draw:style-name="gr2" draw:text-style-name="P2" draw:layer="layout" svg:width="2.032cm" svg:height="0.889cm" svg:x="5.966cm" svg:y="16.159cm">
          <text:p text:style-name="P1"><text:span text:style-name="T1">qchatli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32cm" svg:height="0.889cm" svg:x="5.966cm" svg:y="15.27cm">
          <text:p text:style-name="P1"><text:span text:style-name="T1">diana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.982cm" svg:y1="17.048cm" svg:x2="5.97cm" svg:y2="18.298cm" draw:end-shape="id1" draw:end-glue-point="0" svg:d="m6982 17048-1012 1250">
          <text:p/>
        </draw:connector>
        <draw:custom-shape draw:style-name="gr1" draw:text-style-name="P1" draw:layer="layout" svg:width="7.62cm" svg:height="2.54cm" svg:x="12.595cm" svg:y="13.127cm">
          <text:p/>
          <draw:enhanced-geometry svg:viewBox="0 0 21600 21600" draw:path-stretchpoint-x="10800" draw:path-stretchpoint-y="10800" draw:text-areas="?f3 ?f4 ?f5 ?f6" draw:type="round-rectangle" draw:modifiers="1309.09090909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4" draw:id="id4" draw:layer="layout" svg:width="2.727cm" svg:height="0.889cm" svg:x="13.476cm" svg:y="13.947cm">
          <text:p text:style-name="P1"><text:span text:style-name="T1">quasselcor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2.727cm" svg:height="0.889cm" svg:x="16.875cm" svg:y="13.946cm">
          <text:p text:style-name="P1"><text:span text:style-name="T1">irc server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6.875cm" svg:y1="14.39cm" svg:x2="16.203cm" svg:y2="14.391cm" draw:start-shape="id3" draw:end-shape="id4" draw:end-glue-point="1" svg:d="m16875 14390-672 1">
          <text:p/>
        </draw:connector>
        <draw:g>
          <draw:custom-shape draw:style-name="gr7" draw:text-style-name="P3" draw:layer="layout" svg:width="0.889cm" svg:height="0.889cm" svg:x="1.635cm" svg:y="16.6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3" draw:layer="layout" svg:x1="2.079cm" svg:y1="17.536cm" svg:x2="2.079cm" svg:y2="18.806cm">
            <text:p/>
          </draw:line>
          <draw:line draw:style-name="gr9" draw:text-style-name="P3" draw:layer="layout" svg:x1="1.381cm" svg:y1="17.917cm" svg:x2="2.778cm" svg:y2="17.917cm">
            <text:p/>
          </draw:line>
          <draw:polyline draw:style-name="gr10" draw:text-style-name="P3" draw:layer="layout" svg:width="0.915cm" svg:height="0.844cm" draw:transform="rotate (0.982794901798007) translate (1.571cm 19.53cm)" svg:viewBox="0 0 916 845" draw:points="0,0 916,0 564,845">
            <text:p/>
          </draw:polyline>
        </draw:g>
        <draw:custom-shape draw:style-name="gr1" draw:text-style-name="P1" draw:layer="layout" svg:width="6.87cm" svg:height="6.731cm" svg:x="3.147cm" svg:y="6.814cm">
          <text:p/>
          <draw:enhanced-geometry svg:viewBox="0 0 21600 21600" draw:path-stretchpoint-x="10800" draw:path-stretchpoint-y="10800" draw:text-areas="?f3 ?f4 ?f5 ?f6" draw:type="round-rectangle" draw:modifiers="1309.09090909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032cm" svg:height="0.889cm" svg:x="3.655cm" svg:y="8.36cm">
          <text:p text:style-name="P1"><text:span text:style-name="T1">qchatli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32cm" svg:height="0.889cm" svg:x="3.655cm" svg:y="7.471cm">
          <text:p text:style-name="P1"><text:span text:style-name="T1">dian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4.699cm" svg:height="0.889cm" svg:x="3.609cm" svg:y="10.497cm">
          <text:p text:style-name="P1"><text:span text:style-name="T1">quasselclient-daemon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line" svg:x1="4.671cm" svg:y1="9.249cm" svg:x2="5.958cm" svg:y2="10.497cm" draw:end-shape="id5" draw:end-glue-point="0" svg:d="m4671 9249 1287 1248">
          <text:p/>
        </draw:connector>
        <draw:custom-shape draw:style-name="gr4" draw:text-style-name="P2" xml:id="id6" draw:id="id6" draw:layer="layout" svg:width="4.064cm" svg:height="0.889cm" svg:x="3.926cm" svg:y="12.272cm">
          <text:p text:style-name="P1"><text:span text:style-name="T1">quasselclient-gui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.958cm" svg:y1="11.386cm" svg:x2="5.958cm" svg:y2="12.272cm" draw:start-shape="id5" draw:end-shape="id6" draw:end-glue-point="0" svg:d="m5958 11386v886">
          <text:p/>
        </draw:connector>
        <draw:custom-shape draw:style-name="gr2" draw:text-style-name="P2" draw:layer="layout" svg:width="2.032cm" svg:height="0.889cm" svg:x="5.954cm" svg:y="8.358cm">
          <text:p text:style-name="P1"><text:span text:style-name="T1">qchatli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32cm" svg:height="0.889cm" svg:x="5.954cm" svg:y="7.469cm">
          <text:p text:style-name="P1"><text:span text:style-name="T1">diana</text:span></text:p>
          <draw:enhanced-geometry svg:viewBox="0 0 21600 21600" draw:type="rectangle" draw:enhanced-path="M 0 0 L 21600 0 21600 21600 0 21600 0 0 Z N"/>
        </draw:custom-shape>
        <draw:connector draw:style-name="gr11" draw:text-style-name="P1" xml:id="id14" draw:id="id14" draw:layer="layout" draw:type="line" svg:x1="6.97cm" svg:y1="9.247cm" svg:x2="5.958cm" svg:y2="10.497cm" draw:end-shape="id5" draw:end-glue-point="0" svg:d="m6970 9247-1012 1250">
          <text:p/>
        </draw:connector>
        <draw:g>
          <draw:custom-shape draw:style-name="gr12" draw:text-style-name="P3" draw:layer="layout" svg:width="0.889cm" svg:height="0.889cm" svg:x="1.623cm" svg:y="8.8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3" draw:layer="layout" svg:x1="2.067cm" svg:y1="9.735cm" svg:x2="2.067cm" svg:y2="11.005cm">
            <text:p/>
          </draw:line>
          <draw:line draw:style-name="gr14" draw:text-style-name="P3" draw:layer="layout" svg:x1="1.369cm" svg:y1="10.116cm" svg:x2="2.766cm" svg:y2="10.116cm">
            <text:p/>
          </draw:line>
          <draw:polyline draw:style-name="gr15" draw:text-style-name="P3" draw:layer="layout" svg:width="0.915cm" svg:height="0.844cm" draw:transform="rotate (0.982794901798007) translate (1.559cm 11.729cm)" svg:viewBox="0 0 916 845" draw:points="0,0 916,0 564,845">
            <text:p/>
          </draw:polyline>
        </draw:g>
        <draw:connector draw:style-name="gr5" draw:text-style-name="P1" xml:id="id8" draw:id="id8" draw:layer="layout" draw:type="line" svg:x1="13.476cm" svg:y1="14.391cm" svg:x2="8.308cm" svg:y2="10.941cm" draw:start-shape="id4" draw:start-glue-point="3" draw:end-shape="id5" draw:end-glue-point="1" svg:d="m13476 14391-5168-3450">
          <text:p/>
        </draw:connector>
        <draw:g>
          <draw:custom-shape draw:style-name="gr16" draw:text-style-name="P1" draw:layer="layout" svg:width="0.255cm" svg:height="0.255cm" svg:x="6.798cm" svg:y="22.0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" draw:layer="layout" svg:width="0.255cm" svg:height="0.255cm" svg:x="6.797cm" svg:y="22.8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" draw:layer="layout" svg:width="0.255cm" svg:height="0.255cm" svg:x="6.797cm" svg:y="23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6" draw:text-style-name="P1" draw:layer="layout" svg:width="0.16cm" svg:height="0.161cm" draw:transform="rotate (1.5707963267949) translate (8.493cm 8.4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" draw:layer="layout" svg:width="0.161cm" svg:height="0.16cm" draw:transform="rotate (1.5707963267949) translate (8.997cm 8.42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" draw:layer="layout" svg:width="0.161cm" svg:height="0.161cm" draw:transform="rotate (1.5707963267949) translate (9.499cm 8.42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6" draw:text-style-name="P1" draw:layer="layout" svg:width="0.16cm" svg:height="0.161cm" draw:transform="rotate (1.5707963267949) translate (8.492cm 16.22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" draw:layer="layout" svg:width="0.161cm" svg:height="0.16cm" draw:transform="rotate (1.5707963267949) translate (8.996cm 16.2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" draw:layer="layout" svg:width="0.161cm" svg:height="0.161cm" draw:transform="rotate (1.5707963267949) translate (9.498cm 16.2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7" draw:text-style-name="P4" xml:id="id7" draw:id="id7" draw:layer="layout" svg:width="3.812cm" svg:height="1.199cm" svg:x="10.833cm" svg:y="9.955cm">
          <draw:text-box>
            <text:p><text:span text:style-name="T1">Standard quassel</text:span></text:p>
            <text:p><text:span text:style-name="T1">protocol</text:span></text:p>
          </draw:text-box>
        </draw:frame>
        <draw:connector draw:style-name="gr18" draw:text-style-name="P1" draw:layer="layout" draw:type="curve" draw:line-skew="-3.212cm" svg:x1="12.739cm" svg:y1="11.154cm" svg:x2="10.892cm" svg:y2="12.666cm" draw:start-shape="id7" draw:start-glue-point="2" draw:end-shape="id8" draw:end-glue-point="0" svg:d="m12739 11154c0 826-1847 71-1847 1512">
          <text:p/>
        </draw:connector>
        <draw:connector draw:style-name="gr5" draw:text-style-name="P1" draw:layer="layout" draw:type="line" svg:x1="13.476cm" svg:y1="14.391cm" svg:x2="8.32cm" svg:y2="18.742cm" draw:start-shape="id4" draw:end-shape="id1" draw:end-glue-point="1" svg:d="m13476 14391-5156 4351">
          <text:p/>
        </draw:connector>
        <draw:custom-shape draw:style-name="gr19" draw:text-style-name="P1" xml:id="id10" draw:id="id10" draw:layer="layout" svg:width="5.08cm" svg:height="3.302cm" svg:x="3.413cm" svg:y="17.897cm">
          <text:p/>
          <draw:enhanced-geometry svg:viewBox="0 0 21600 21600" draw:type="rectangle" draw:enhanced-path="M 0 0 L 21600 0 21600 21600 0 21600 0 0 Z N"/>
        </draw:custom-shape>
        <draw:frame draw:style-name="gr20" draw:text-style-name="P4" xml:id="id9" draw:id="id9" draw:layer="layout" svg:width="6.604cm" svg:height="6.649cm" svg:x="12.938cm" svg:y="19.04cm">
          <draw:text-box>
            <text:p><text:span text:style-name="T1">A modified quasselclient that is separated into two parts:</text:span></text:p>
            <text:p><text:span text:style-name="T2">1:</text:span><text:span text:style-name="T1"> A </text:span><text:span text:style-name="T3">daemon</text:span><text:span text:style-name="T1"> that always runs and that communicates with a quasselcore instance (using the normal protocol) and one or more </text:span><text:span text:style-name="T4">qchatlib</text:span><text:span text:style-name="T1"> apps (using a special protocol (documented elsewhere)).</text:span></text:p>
            <text:p><text:span text:style-name="T2">2:</text:span><text:span text:style-name="T1"> A standard quasselclient </text:span><text:span text:style-name="T4">GUI</text:span><text:span text:style-name="T1"> modified so that it can be closed and opened independently of the daemon.</text:span></text:p>
          </draw:text-box>
        </draw:frame>
        <draw:connector draw:style-name="gr18" draw:text-style-name="P1" draw:layer="layout" draw:type="curve" svg:x1="12.938cm" svg:y1="22.364cm" svg:x2="8.493cm" svg:y2="19.548cm" draw:start-shape="id9" draw:end-shape="id10" svg:d="m12938 22364c-3324 0-1102-2816-4445-2816">
          <text:p/>
        </draw:connector>
        <draw:custom-shape draw:style-name="gr4" draw:text-style-name="P2" xml:id="id11" draw:id="id11" draw:layer="layout" svg:width="2.921cm" svg:height="0.889cm" svg:x="15.605cm" svg:y="8.758cm">
          <text:p text:style-name="P1"><text:span text:style-name="T1">quasselclient</text:span></text:p>
          <draw:enhanced-geometry svg:viewBox="0 0 21600 21600" draw:type="rectangle" draw:enhanced-path="M 0 0 L 21600 0 21600 21600 0 21600 0 0 Z N"/>
        </draw:custom-shape>
        <draw:connector draw:style-name="gr5" draw:text-style-name="P1" xml:id="id12" draw:id="id12" draw:layer="layout" draw:type="line" svg:x1="14.839cm" svg:y1="13.947cm" svg:x2="17.065cm" svg:y2="9.647cm" draw:start-shape="id4" draw:start-glue-point="0" draw:end-shape="id11" draw:end-glue-point="2" svg:d="m14839 13947 2226-4300">
          <text:p/>
        </draw:connector>
        <draw:g>
          <draw:custom-shape draw:style-name="gr21" draw:text-style-name="P3" draw:layer="layout" svg:width="0.889cm" svg:height="0.889cm" svg:x="19.034cm" svg:y="8.0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3" draw:layer="layout" svg:x1="19.478cm" svg:y1="8.923cm" svg:x2="19.478cm" svg:y2="10.193cm">
            <text:p/>
          </draw:line>
          <draw:line draw:style-name="gr23" draw:text-style-name="P3" draw:layer="layout" svg:x1="18.78cm" svg:y1="9.304cm" svg:x2="20.177cm" svg:y2="9.304cm">
            <text:p/>
          </draw:line>
          <draw:polyline draw:style-name="gr24" draw:text-style-name="P3" draw:layer="layout" svg:width="0.915cm" svg:height="0.844cm" draw:transform="rotate (0.982794901798007) translate (18.97cm 10.917cm)" svg:viewBox="0 0 916 845" draw:points="0,0 916,0 564,845">
            <text:p/>
          </draw:polyline>
        </draw:g>
        <draw:frame draw:style-name="gr25" draw:text-style-name="P5" draw:layer="layout" svg:width="1.374cm" svg:height="0.725cm" svg:x="18.78cm" svg:y="7.271cm">
          <draw:text-box>
            <text:p><text:span text:style-name="T2">adm</text:span></text:p>
          </draw:text-box>
        </draw:frame>
        <draw:frame draw:style-name="gr25" draw:text-style-name="P5" draw:layer="layout" svg:width="1.611cm" svg:height="0.725cm" svg:x="1.294cm" svg:y="8.149cm">
          <draw:text-box>
            <text:p><text:span text:style-name="T2">met 1</text:span></text:p>
          </draw:text-box>
        </draw:frame>
        <draw:frame draw:style-name="gr25" draw:text-style-name="P5" draw:layer="layout" svg:width="1.611cm" svg:height="0.725cm" svg:x="1.294cm" svg:y="16.023cm">
          <draw:text-box>
            <text:p><text:span text:style-name="T2">met 2</text:span></text:p>
          </draw:text-box>
        </draw:frame>
        <draw:connector draw:style-name="gr18" draw:text-style-name="P1" draw:layer="layout" draw:type="curve" draw:line-skew="-2.497cm" svg:x1="15.952cm" svg:y1="11.797cm" svg:x2="14.645cm" svg:y2="10.554cm" draw:start-shape="id12" draw:start-glue-point="0" draw:end-shape="id7" draw:end-glue-point="1" svg:d="m15952 11797c-1287 0-634-1243-1307-1243">
          <text:p/>
        </draw:connector>
        <draw:frame draw:style-name="gr26" draw:text-style-name="P4" xml:id="id13" draw:id="id13" draw:layer="layout" svg:width="13.494cm" svg:height="4.826cm" svg:x="7.096cm" svg:y="1.381cm">
          <draw:text-box>
            <text:p><text:span text:style-name="T1">QChatLib protocol:</text:span></text:p>
            <text:p><text:span text:style-name="T2">client </text:span><text:span text:style-name="T5">→</text:span><text:span text:style-name="T6"> </text:span><text:span text:style-name="T2">daemon messages:</text:span></text:p>
            <text:p><text:span text:style-name="T1"><text:s text:c="2"/></text:span><text:span text:style-name="T1">- open/close/move chat window</text:span></text:p>
            <text:p><text:span text:style-name="T1"><text:s text:c="2"/></text:span><text:span text:style-name="T1">- send message on the irc channel (for automatic notification of certain events, like “session complete” etc.)</text:span></text:p>
            <text:p><text:span text:style-name="T2">daemon </text:span><text:span text:style-name="T5">→</text:span><text:span text:style-name="T6"> client</text:span><text:span text:style-name="T2"> messages:</text:span></text:p>
            <text:p><text:span text:style-name="T1"><text:s text:c="2"/></text:span><text:span text:style-name="T1">- chat window closed (to update open/close buttons etc.)</text:span></text:p>
            <text:p><text:span text:style-name="T1"><text:s text:c="2"/></text:span><text:span text:style-name="T1">- notification message arrived (to be displayed in status bar etc.) </text:span></text:p>
            <text:p><text:span text:style-name="T1"/></text:p>
          </draw:text-box>
        </draw:frame>
        <draw:connector draw:style-name="gr18" draw:text-style-name="P1" draw:layer="layout" draw:type="curve" draw:line-skew="1.635cm" svg:x1="13.843cm" svg:y1="6.207cm" svg:x2="6.464cm" svg:y2="9.872cm" draw:start-shape="id13" draw:start-glue-point="2" draw:end-shape="id14" draw:end-glue-point="0" svg:d="m13843 6207c0 4714-7379 2882-7379 366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Asplin</meta:initial-creator>
    <meta:creation-date>2013-01-02T14:20:26</meta:creation-date>
    <dc:date>2013-01-03T10:30:00</dc:date>
    <dc:creator>Jo Asplin</dc:creator>
    <meta:editing-duration>PT1H48M8S</meta:editing-duration>
    <meta:editing-cycles>62</meta:editing-cycles>
    <meta:generator>LibreOffice/3.5$Linux_X86_64 LibreOffice_project/350m1$Build-2</meta:generator>
    <meta:document-statistic meta:object-count="66"/>
  </office:meta>
</office:document-meta>
</file>